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 style:data-style-name="N117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even bits only</text:p>
          </table:table-cell>
          <table:table-cell table:number-columns-repeated="4"/>
          <table:table-cell table:style-name="Default" office:value-type="string" calcext:value-type="string">
            <text:p>masked copy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bit length</text:p>
          </table:table-cell>
          <table:table-cell table:style-name="ce1" office:value-type="string" calcext:value-type="string">
            <text:p>Getafix(s)</text:p>
          </table:table-cell>
          <table:table-cell table:style-name="ce1" office:value-type="string" calcext:value-type="string">
            <text:p>Getafix optimization(s)</text:p>
          </table:table-cell>
          <table:table-cell table:style-name="ce1" office:value-type="string" calcext:value-type="string">
            <text:p>jMoped(s)</text:p>
          </table:table-cell>
          <table:table-cell table:style-name="ce1" office:value-type="string" calcext:value-type="string">
            <text:p>jMoped optimization(s)</text:p>
          </table:table-cell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table:formula="of:=AVERAGE([.B4:.B5])" office:value-type="float" office:value="3.3585" calcext:value-type="float">
            <text:p>3.359</text:p>
          </table:table-cell>
          <table:table-cell table:style-name="ce2" table:formula="of:=AVERAGE([.B15:.B16])" office:value-type="float" office:value="1.094" calcext:value-type="float">
            <text:p>1.094</text:p>
          </table:table-cell>
          <table:table-cell table:formula="of:=AVERAGE([.C4:.C5])" office:value-type="float" office:value="0.905" calcext:value-type="float">
            <text:p>0.91</text:p>
          </table:table-cell>
          <table:table-cell table:style-name="ce3" table:formula="of:=AVERAGE([.C15:.C16]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7" calcext:value-type="float">
            <text:p>3.37</text:p>
          </table:table-cell>
          <table:table-cell office:value-type="float" office:value="0.91" calcext:value-type="float">
            <text:p>0.9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table:formula="of:=AVERAGE([.B6:.B7])" office:value-type="float" office:value="136.0735" calcext:value-type="float">
            <text:p>136.074</text:p>
          </table:table-cell>
          <table:table-cell table:style-name="ce2" table:formula="of:=AVERAGE([.B17:.B18])" office:value-type="float" office:value="5.9465" calcext:value-type="float">
            <text:p>5.947</text:p>
          </table:table-cell>
          <table:table-cell table:formula="of:=AVERAGE([.C6:.C7])" office:value-type="float" office:value="28.255" calcext:value-type="float">
            <text:p>28.26</text:p>
          </table:table-cell>
          <table:table-cell table:style-name="ce3" table:formula="of:=AVERAGE([.C17:.C18])" office:value-type="float" office:value="0.635" calcext:value-type="float">
            <text:p>0.64</text:p>
          </table:table-cell>
        </table:table-row>
        <table:table-row table:style-name="ro1">
          <table:table-cell/>
          <table:table-cell office:value-type="float" office:value="3.347" calcext:value-type="float">
            <text:p>3.347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&gt;600</text:p>
          </table:table-cell>
          <table:table-cell table:style-name="ce2" table:formula="of:=AVERAGE([.B19:.B20])" office:value-type="float" office:value="65.235" calcext:value-type="float">
            <text:p>65.235</text:p>
          </table:table-cell>
          <table:table-cell office:value-type="string" calcext:value-type="string">
            <text:p>JVM terminates</text:p>
          </table:table-cell>
          <table:table-cell table:style-name="ce3" table:formula="of:=AVERAGE([.C19:.C20])" office:value-type="float" office:value="2.315" calcext:value-type="float">
            <text:p>2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.69" calcext:value-type="float">
            <text:p>135.69</text:p>
          </table:table-cell>
          <table:table-cell office:value-type="float" office:value="28.91" calcext:value-type="float">
            <text:p>28.9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&gt;600</text:p>
          </table:table-cell>
          <table:table-cell/>
          <table:table-cell table:style-name="ce3" table:formula="of:=AVERAGE([.C21:.C22])" office:value-type="float" office:value="13.53" calcext:value-type="float">
            <text:p>13.53</text:p>
          </table:table-cell>
        </table:table-row>
        <table:table-row table:style-name="ro1">
          <table:table-cell/>
          <table:table-cell office:value-type="float" office:value="136.457" calcext:value-type="float">
            <text:p>136.457</text:p>
          </table:table-cell>
          <table:table-cell office:value-type="float" office:value="27.6" calcext:value-type="float">
            <text:p>27.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" table:number-columns-repeated="2"/>
          <table:table-cell/>
          <table:table-cell table:style-name="ce3" table:formula="of:=AVERAGE([.C23:.C24])" office:value-type="float" office:value="99.485" calcext:value-type="float">
            <text:p>99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string" calcext:value-type="string">
            <text:p>eclipse erro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" table:number-columns-repeated="2"/>
          <table:table-cell/>
          <table:table-cell table:style-name="ce3" office:value-type="string" calcext:value-type="string">
            <text:p>JVM terminates</text:p>
          </table:table-cell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office:value-type="string" calcext:value-type="string">
            <text:p>bit length</text:p>
          </table:table-cell>
          <table:table-cell table:style-name="ce1" office:value-type="string" calcext:value-type="string">
            <text:p>jMoped(s)</text:p>
          </table:table-cell>
          <table:table-cell table:style-name="ce1" office:value-type="string" calcext:value-type="string">
            <text:p>jMoped optimized(s)</text:p>
          </table:table-cell>
          <table:table-cell table:style-name="ce1" office:value-type="string" calcext:value-type="string">
            <text:p>Multipli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97" calcext:value-type="float">
            <text:p>1.097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float" office:value="0.905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91" calcext:value-type="float">
            <text:p>1.091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float" office:value="28.255" calcext:value-type="float">
            <text:p>28.26</text:p>
          </table:table-cell>
          <table:table-cell table:style-name="ce3" office:value-type="float" office:value="0.635" calcext:value-type="float">
            <text:p>0.64</text:p>
          </table:table-cell>
          <table:table-cell office:value-type="float" office:value="1.92424242424242" calcext:value-type="float">
            <text:p>1.9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425" calcext:value-type="float">
            <text:p>6.425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JVM terminates</text:p>
          </table:table-cell>
          <table:table-cell table:style-name="ce3" office:value-type="float" office:value="2.315" calcext:value-type="float">
            <text:p>2.32</text:p>
          </table:table-cell>
          <table:table-cell office:value-type="float" office:value="3.64566929133858" calcext:value-type="float">
            <text:p>3.65</text:p>
          </table:table-cell>
          <table:table-cell/>
        </table:table-row>
        <table:table-row table:style-name="ro1">
          <table:table-cell/>
          <table:table-cell office:value-type="float" office:value="5.468" calcext:value-type="float">
            <text:p>5.468</text:p>
          </table:table-cell>
          <table:table-cell office:value-type="float" office:value="0.67" calcext:value-type="float">
            <text:p>0.6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3.53" calcext:value-type="float">
            <text:p>13.53</text:p>
          </table:table-cell>
          <table:table-cell office:value-type="float" office:value="5.84449244060475" calcext:value-type="float">
            <text:p>5.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.191" calcext:value-type="float">
            <text:p>64.191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/>
          <table:table-cell table:style-name="ce3" office:value-type="float" office:value="99.485" calcext:value-type="float">
            <text:p>99.49</text:p>
          </table:table-cell>
          <table:table-cell office:value-type="float" office:value="7.35291943828529" calcext:value-type="float">
            <text:p>7.35</text:p>
          </table:table-cell>
          <table:table-cell/>
        </table:table-row>
        <table:table-row table:style-name="ro1">
          <table:table-cell/>
          <table:table-cell office:value-type="float" office:value="66.279" calcext:value-type="float">
            <text:p>66.279</text:p>
          </table:table-cell>
          <table:table-cell office:value-type="float" office:value="2.23" calcext:value-type="float">
            <text:p>2.2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JVM terminat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gt;10min</text:p>
          </table:table-cell>
          <table:table-cell office:value-type="float" office:value="13.77" calcext:value-type="float">
            <text:p>13.77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3.29" calcext:value-type="float">
            <text:p>13.29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02.2" calcext:value-type="float">
            <text:p>102.2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96.77" calcext:value-type="float">
            <text:p>96.77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clipse error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00／00／00</text:date>, <text:time style:data-style-name="N2" text:time-value="21:58:31.2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5T22:00:06.715000000</dc:date>
    <meta:editing-duration>PT10H26M26S</meta:editing-duration>
    <meta:editing-cycles>112</meta:editing-cycles>
    <meta:generator>LibreOffice/4.2.5.2$Windows_x86 LibreOffice_project/61cb170a04bb1f12e77c884eab9192be736ec5f5</meta:generator>
    <meta:document-statistic meta:table-count="1" meta:cell-count="97" meta:object-count="0"/>
  </office:meta>
</office:document-meta>
</file>